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officeooo:paragraph-rsid="0008bc96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08bc96" fo:background-color="transparent"/>
    </style:style>
    <style:style style:name="P3" style:family="paragraph" style:parent-style-name="Standard">
      <style:text-properties style:use-window-font-color="true" style:font-name="Droid Sans Mono" fo:font-size="10.5pt" fo:font-weight="normal" officeooo:paragraph-rsid="0008bc96" fo:background-color="transparent"/>
    </style:style>
    <style:style style:name="T1" style:family="text">
      <style:text-properties style:font-name="Droid Sans Mono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cp -av introduction_sima_2019_04_16_v102.pdf ~/Documents/pdf/introduction_sima_2019_04_16_v102.pdf</text:p>
      <text:p text:style-name="Standard"/>
      <text:p text:style-name="Standard">sudo chmod +rwx introduction_sima_2019_04_16_v102.pdf</text:p>
      <text:p text:style-name="Standard"/>
      <text:p text:style-name="P3">$pdfinfo = shell_exec("pdfinfo " . $uri);</text:p>
      <text:p text:style-name="P2">preg_match("/PDF version:\s*(.+)/i", $pdfinfo, $matches); </text:p>
      <text:p text:style-name="P2">$version = $matches[1]; </text:p>
      <text:p text:style-name="P2">if ($version != '1.4') {</text:p>
      <text:p text:style-name="P2">$command = "gs -sDEVICE=pdfwrite -dCompatibilityLevel=1.4 -dPDFSETTINGS=/prepress -dNOPAUSE -dQUIET -dBATCH -sOutputFile=" . $uri;</text:p>
      <text:p text:style-name="P2">shell_exec($command); </text:p>
      <text:p text:style-name="P1"><text:span text:style-name="T1">}</text:span></text:p>
      <text:p text:style-name="P1"><text:span text:style-name="T1"/></text:p>
      <text:p text:style-name="P1"><text:span text:style-name="T1">gs -sDEVICE=pdfwrite -dCompatibilityLevel=1.6 <text:s/>-dPDFSETTINGS=/prepress -dNOPAUSE -dQUIET -dBATCH -sOutputFile=INTRANET_GUIDE_UTILISATEUR_V102_20190110.pdf</text:span></text:p>
      <text:p text:style-name="P1"><text:span text:style-name="T1"/></text:p>
      <text:p text:style-name="P1"><text:span text:style-name="T1">pdfinfo INTRANET_GUIDE_UTILISATEUR_V102_20190110.pdf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2:59:32.501351586</meta:creation-date>
    <dc:date>2020-11-17T13:08:34.016762348</dc:date>
    <meta:editing-duration>PT9M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51" meta:character-count="662" meta:non-whitespace-character-count="618"/>
  </office:meta>
</office:document-meta>
</file>